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6387" officeooo:paragraph-rsid="00086387" style:font-weight-asian="bold" style:font-weight-complex="bold"/>
    </style:style>
    <style:style style:name="P3" style:family="paragraph" style:parent-style-name="Standard">
      <style:text-properties fo:font-weight="bold" officeooo:paragraph-rsid="00086387" style:font-weight-asian="bold" style:font-weight-complex="bold"/>
    </style:style>
    <style:style style:name="P4" style:family="paragraph" style:parent-style-name="Standard">
      <style:text-properties fo:font-weight="bold" officeooo:rsid="0009a806" officeooo:paragraph-rsid="0009a806" style:font-weight-asian="bold" style:font-weight-complex="bold"/>
    </style:style>
    <style:style style:name="P5" style:family="paragraph" style:parent-style-name="Standard">
      <style:text-properties fo:font-weight="bold" officeooo:rsid="0009a806" officeooo:paragraph-rsid="0009a806" fo:background-color="#ffff00" style:font-weight-asian="bold" style:font-weight-complex="bold"/>
    </style:style>
    <style:style style:name="P6" style:family="paragraph" style:parent-style-name="Standard">
      <style:text-properties fo:font-weight="bold" officeooo:rsid="0009ce8b" officeooo:paragraph-rsid="0009ce8b" fo:background-color="#ffff00" style:font-weight-asian="bold" style:font-weight-complex="bold"/>
    </style:style>
    <style:style style:name="P7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text-properties fo:font-weight="normal" officeooo:rsid="00086387" officeooo:paragraph-rsid="00086387" style:font-weight-asian="normal" style:font-weight-complex="normal"/>
    </style:style>
    <style:style style:name="P10" style:family="paragraph" style:parent-style-name="Standard">
      <style:text-properties fo:font-weight="normal" officeooo:rsid="0009a806" officeooo:paragraph-rsid="0009a806" style:font-weight-asian="normal" style:font-weight-complex="normal"/>
    </style:style>
    <style:style style:name="P11" style:family="paragraph" style:parent-style-name="Standard">
      <style:text-properties fo:font-weight="normal" officeooo:rsid="000776c1" officeooo:paragraph-rsid="0009a806" style:font-weight-asian="normal" style:font-weight-complex="normal"/>
    </style:style>
    <style:style style:name="P12" style:family="paragraph" style:parent-style-name="Standard">
      <style:text-properties fo:font-weight="normal" officeooo:rsid="0009ce8b" officeooo:paragraph-rsid="0009ce8b" style:font-weight-asian="normal" style:font-weight-complex="normal"/>
    </style:style>
    <style:style style:name="P13" style:family="paragraph" style:parent-style-name="Standard">
      <style:text-properties officeooo:paragraph-rsid="00086387" fo:background-color="#ffff00"/>
    </style:style>
    <style:style style:name="P14" style:family="paragraph" style:parent-style-name="Standard">
      <style:text-properties officeooo:paragraph-rsid="00086387"/>
    </style:style>
    <style:style style:name="P15" style:family="paragraph" style:parent-style-name="Text_20_body">
      <style:text-properties fo:font-weight="normal" officeooo:rsid="000776c1" officeooo:paragraph-rsid="0009a806" style:font-weight-asian="normal" style:font-weight-complex="normal"/>
    </style:style>
    <style:style style:name="P16" style:family="paragraph" style:parent-style-name="Command">
      <style:text-properties fo:language="en" fo:country="US" officeooo:rsid="0009a806" officeooo:paragraph-rsid="0009a806"/>
    </style:style>
    <style:style style:name="P17" style:family="paragraph" style:parent-style-name="Command">
      <style:text-properties officeooo:rsid="00101d5f" officeooo:paragraph-rsid="00101d5f"/>
    </style:style>
    <style:style style:name="P18" style:family="paragraph" style:parent-style-name="Command">
      <style:text-properties officeooo:paragraph-rsid="00101d5f"/>
    </style:style>
    <style:style style:name="P19" style:family="paragraph" style:parent-style-name="Standard" style:list-style-name="L1">
      <style:text-properties officeooo:paragraph-rsid="00086387"/>
    </style:style>
    <style:style style:name="P20" style:family="paragraph" style:parent-style-name="Standard" style:list-style-name="L2">
      <style:text-properties officeooo:paragraph-rsid="00086387"/>
    </style:style>
    <style:style style:name="P21" style:family="paragraph" style:parent-style-name="Standard" style:list-style-name="L2">
      <style:text-properties officeooo:rsid="00086387" officeooo:paragraph-rsid="00086387"/>
    </style:style>
    <style:style style:name="P22" style:family="paragraph" style:parent-style-name="Standard" style:list-style-name="L2">
      <style:text-properties fo:font-weight="normal" officeooo:rsid="000256b1" officeooo:paragraph-rsid="00086387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086387" officeooo:paragraph-rsid="00086387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09a806" officeooo:paragraph-rsid="0009a806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09a806" officeooo:paragraph-rsid="0009a806" style:font-weight-asian="normal" style:font-weight-complex="normal"/>
    </style:style>
    <style:style style:name="P26" style:family="paragraph" style:parent-style-name="Command">
      <style:text-properties officeooo:rsid="00101d5f" officeooo:paragraph-rsid="00101d5f"/>
    </style:style>
    <style:style style:name="T1" style:family="text">
      <style:text-properties officeooo:rsid="00082471"/>
    </style:style>
    <style:style style:name="T2" style:family="text">
      <style:text-properties officeooo:rsid="00086387"/>
    </style:style>
    <style:style style:name="T3" style:family="text">
      <style:text-properties officeooo:rsid="0009a806"/>
    </style:style>
    <style:style style:name="T4" style:family="text">
      <style:text-properties officeooo:rsid="0009ce8b"/>
    </style:style>
    <style:style style:name="T5" style:family="text">
      <style:text-properties officeooo:rsid="000af715"/>
    </style:style>
    <style:style style:name="T6" style:family="text">
      <style:text-properties officeooo:rsid="000c2464"/>
    </style:style>
    <style:style style:name="T7" style:family="text">
      <style:text-properties officeooo:rsid="000ec1aa"/>
    </style:style>
    <style:style style:name="T8" style:family="text">
      <style:text-properties officeooo:rsid="00114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IS 140U – Intro to Unix/Linux</text:p>
      <text:p text:style-name="P7">Lab <text:span text:style-name="T1">3</text:span> – <text:span text:style-name="T1">File Systems</text:span></text:p>
      <text:p text:style-name="P8"/>
      <text:p text:style-name="P1">Part 1 – <text:span text:style-name="T2">Reinstallation (1 point)</text:span></text:p>
      <text:p text:style-name="P9">Now that you have worked hard and have gotten a working virtual machine, it is time to start all over and see if you are ready for more configuration options at the installation step. <text:s/>Because we do not have the option to reinstall the operating system, we will need to properly shut down our virtual machines and create a new one.</text:p>
      <text:p text:style-name="P9"/>
      <text:p text:style-name="P2">Delete your virtual machine</text:p>
      <text:p text:style-name="P9">If your machine is already off, then you do not need to turn it off. <text:s/>If it is listed as on, you will need to connect to it and properly shut it down from within the machine. <text:s/>If it is listed as on, but it is really off, you will need to tell olivaw to turn it on, then when it boots, properly shut it down.</text:p>
      <text:p text:style-name="P9"/>
      <text:p text:style-name="P9">Once your machine is listed as powered off, you can select the virtual machine and select the delete VM option to delete the virtual machine.</text:p>
      <text:p text:style-name="P9"/>
      <text:p text:style-name="P3">Create your virtual machine name</text:p>
      <text:p text:style-name="P14">You are going to be creating a virtual machine for use <text:span text:style-name="T2">for the rest of</text:span> the class. <text:s/>You need to now generate the name that you will use for the VM and record it here. <text:s/><text:span text:style-name="T2">The name can be the same as the one you just deleted if you want.</text:span></text:p>
      <text:p text:style-name="P14"/>
      <text:p text:style-name="P14">The maximum length for a VM is 15 characters and all of the names need to be unique, so we need to make sure we follow this pattern. <text:s/>We will start with “cis140u” then a dash. <text:s/>After the dash we will add your initials up to three characters, then another dash. <text:s/>At this point we should have up to 12 characters and will have room for three more characters. <text:s/>Now think of a person, color, object, or something else that you like and take the first three characters from the name and add it to your VM name.</text:p>
      <text:p text:style-name="P14"/>
      <text:p text:style-name="P14">Example: If your name was Alice Aquamarine and you thought of quartz then your VM name might become “cis140u-aa-qua” (without the quotes). <text:s/>List the name below:</text:p>
      <text:p text:style-name="P14"/>
      <text:p text:style-name="P13">VM Name: _____________________________ (<text:span text:style-name="T2">1</text:span> point)</text:p>
      <text:p text:style-name="P14"/>
      <text:p text:style-name="P3">Create the Virtual Machine</text:p>
      <text:p text:style-name="P14">On the olivaw website follow these steps:</text:p>
      <text:list xml:id="list2241435317313189235" text:style-name="L1">
        <text:list-item>
          <text:p text:style-name="P19">Select the Catalog button at the top (should already be selected)</text:p>
        </text:list-item>
        <text:list-item>
          <text:p text:style-name="P19">Open the Linux Folder</text:p>
        </text:list-item>
        <text:list-item>
          <text:p text:style-name="P19">Open CentOS7 Bench Lab (This will create a Service Request)</text:p>
          <text:list>
            <text:list-item>
              <text:p text:style-name="P19">Catalog Selection</text:p>
              <text:list>
                <text:list-item>
                  <text:p text:style-name="P19">Press Next</text:p>
                </text:list-item>
              </text:list>
            </text:list-item>
            <text:list-item>
              <text:p text:style-name="P19">Deployment Configuration</text:p>
              <text:list>
                <text:list-item>
                  <text:p text:style-name="P19">Enter your VM Name in the VM Name or Prefix box</text:p>
                </text:list-item>
                <text:list-item>
                  <text:p text:style-name="P19">Enter your real full name in the Comment box</text:p>
                </text:list-item>
                <text:list-item>
                  <text:p text:style-name="P19">Press Next</text:p>
                </text:list-item>
              </text:list>
            </text:list-item>
            <text:list-item>
              <text:p text:style-name="P19">Custom Specification</text:p>
              <text:list>
                <text:list-item>
                  <text:p text:style-name="P19">Change Memory to 1.00 GB</text:p>
                </text:list-item>
                <text:list-item>
                  <text:p text:style-name="P19"><text:soft-page-break/>Press Next</text:p>
                </text:list-item>
              </text:list>
            </text:list-item>
            <text:list-item>
              <text:p text:style-name="P19">Custom Workflow</text:p>
              <text:list>
                <text:list-item>
                  <text:p text:style-name="P19">Press Next</text:p>
                </text:list-item>
              </text:list>
            </text:list-item>
            <text:list-item>
              <text:p text:style-name="P19">Summary</text:p>
              <text:list>
                <text:list-item>
                  <text:p text:style-name="P19">Press Submit</text:p>
                </text:list-item>
              </text:list>
            </text:list-item>
          </text:list>
        </text:list-item>
        <text:list-item>
          <text:p text:style-name="P19">Press OK at the Submit Result window</text:p>
        </text:list-item>
      </text:list>
      <text:p text:style-name="P14"/>
      <text:p text:style-name="P3">Wait for your Virtual Machine to be created</text:p>
      <text:p text:style-name="P14">For some reason, creating a lot of virtual machines all at once takes a long time. <text:s/>Additionally, the olivaw website is only a web front-end to the back-end process on the VMWare ESXi server that is creating the virtual machines. <text:s/>The creation of a virtual machine typically takes about 15 minutes to complete, so if it is done faster, smile and move on, but if it is still not done, just wait patiently. <text:s/>The virtual machine should be done in 15 minutes or less.</text:p>
      <text:p text:style-name="P14"/>
      <text:p text:style-name="P14">To see the virtual machines that have been created, Select the Virtual Resources button at the top and then click the “VMs” tab. <text:s/>You can filter the virtual machines that you own out using your full name in the filter box on the right side.</text:p>
      <text:p text:style-name="P14"/>
      <text:p text:style-name="P14">This screen does not automatically refresh, so you will need to manually click the refresh button to see progress as it is made.</text:p>
      <text:p text:style-name="P14"/>
      <text:p text:style-name="P2">Perform Installation</text:p>
      <text:p text:style-name="P14"><text:span text:style-name="T3">Remember how you did your previous installation(s). <text:s/>M</text:span>ake sure the following is done:</text:p>
      <text:p text:style-name="P14"/>
      <text:list xml:id="list5981562734210337633" text:style-name="L2">
        <text:list-item>
          <text:p text:style-name="P21">Network &amp; Hostname</text:p>
          <text:list>
            <text:list-item>
              <text:p text:style-name="P22">Set your machine hostname to be the same as your VM name</text:p>
            </text:list-item>
            <text:list-item>
              <text:p text:style-name="P23">Set the IP address, Mask, Gateway, and DNS to what is listed on Moodle</text:p>
            </text:list-item>
            <text:list-item>
              <text:p text:style-name="P23">Turn your interface on</text:p>
            </text:list-item>
          </text:list>
        </text:list-item>
        <text:list-item>
          <text:p text:style-name="P21">Date &amp; Time</text:p>
          <text:list>
            <text:list-item>
              <text:p text:style-name="P21">Set the time zone to Los Angeles</text:p>
            </text:list-item>
            <text:list-item>
              <text:p text:style-name="P21">Configure Network time and add “pool.ntp.org”</text:p>
            </text:list-item>
            <text:list-item>
              <text:p text:style-name="P21">Turn on Network Time (will only work if networking is on)</text:p>
            </text:list-item>
          </text:list>
        </text:list-item>
        <text:list-item>
          <text:p text:style-name="P21">Software Selection</text:p>
          <text:list>
            <text:list-item>
              <text:p text:style-name="P20">Install the GNOME Desktop</text:p>
            </text:list-item>
          </text:list>
        </text:list-item>
        <text:list-item>
          <text:p text:style-name="P23">Installation Destination</text:p>
          <text:list>
            <text:list-item>
              <text:p text:style-name="P23">Select “I will configure partitioning” then click “Done”</text:p>
            </text:list-item>
            <text:list-item>
              <text:p text:style-name="P24">Create the following partitions:</text:p>
              <text:list>
                <text:list-item>
                  <text:p text:style-name="P24">/boot – 512 MB – Ext3</text:p>
                </text:list-item>
                <text:list-item>
                  <text:p text:style-name="P24"><text:soft-page-break/>Swap – 2000 MB – Swap</text:p>
                </text:list-item>
                <text:list-item>
                  <text:p text:style-name="P24">/home – 2000 MB – XFS</text:p>
                </text:list-item>
                <text:list-item>
                  <text:p text:style-name="P24">/data – 2000 MB – Ext2</text:p>
                </text:list-item>
                <text:list-item>
                  <text:p text:style-name="P24">/ – All Remaining Space – XFS</text:p>
                </text:list-item>
              </text:list>
            </text:list-item>
          </text:list>
        </text:list-item>
        <text:list-item>
          <text:p text:style-name="P24">Begin Installation</text:p>
          <text:list>
            <text:list-item>
              <text:p text:style-name="P24">Remember to set and remember your Root Password</text:p>
            </text:list-item>
            <text:list-item>
              <text:p text:style-name="P24">Remember to create a user with all lowercase characters for the username</text:p>
            </text:list-item>
          </text:list>
        </text:list-item>
      </text:list>
      <text:p text:style-name="P10"/>
      <text:p text:style-name="P4">Part 2 – File System Conversions <text:span text:style-name="T4">(9 points)</text:span></text:p>
      <text:p text:style-name="P10">Use the fdisk command with the -l option to list all of the partitions.</text:p>
      <text:p text:style-name="P10"/>
      <text:p text:style-name="Command"><text:span text:style-name="T3">f</text:span>disk -l</text:p>
      <text:p text:style-name="P10"/>
      <text:p text:style-name="P10">Take a screen print of the listing of the partition table to show that you created all of the 5 partitions listed above. <text:s/>Paste the screen print below.</text:p>
      <text:p text:style-name="P10"/>
      <text:p text:style-name="P5">&lt;Replace with screen print showing fdisk partition table (3 points)&gt;</text:p>
      <text:p text:style-name="P4"/>
      <text:p text:style-name="P4">Convert Ext2 to Ext3</text:p>
      <text:p text:style-name="P10">Assuming you did your installation correctly, you should have the /data partition formatted as an Ext2 system. <text:s/>We will put a file on that file system then convert the file system to Ext3 and see if the file has changed.</text:p>
      <text:p text:style-name="P10"/>
      <text:p text:style-name="P10">Use nano to edit the file /data/message.txt and write a message. <text:s/>The contents of the file do not really matter much, just type a short message.</text:p>
      <text:p text:style-name="P11"/>
      <text:p text:style-name="P16">nano /data/message.txt</text:p>
      <text:p text:style-name="P15"/>
      <text:p text:style-name="P10">After creating the message.txt file, make sure you are not in the file system, then do the following:</text:p>
      <text:list xml:id="list3383437700767199640" text:style-name="L3">
        <text:list-item>
          <text:p text:style-name="P25">Type mount to list all of the mounted file system. <text:s/>Figure out which device is /data.</text:p>
        </text:list-item>
        <text:list-item>
          <text:p text:style-name="P25">Unmount the /data file system using the umount command</text:p>
        </text:list-item>
        <text:list-item>
          <text:p text:style-name="P25">Convert the file system using the command tune2fs -j <text:span text:style-name="T5">DEVICE (Replace with device)</text:span></text:p>
        </text:list-item>
        <text:list-item>
          <text:p text:style-name="P25">Mount the /data file system using the mount command</text:p>
        </text:list-item>
      </text:list>
      <text:p text:style-name="P10"/>
      <text:p text:style-name="P10"/>
      <text:p text:style-name="P4">Convert Ext3 to XFS</text:p>
      <text:p text:style-name="P10">Because Ext2 and Ext3 are mostly compatible, the conversion was easy. <text:s/>When you convert from Ext3 to XFS you will need to completely reformat the file system. <text:s/>This means that all files that are located in that file system are going to be lost unless we back them up first.</text:p>
      <text:p text:style-name="P10"/>
      <text:p text:style-name="P10">Create a file called /data/response.txt and type a message that could be a response message to your original message.txt file contents.</text:p>
      <text:p text:style-name="P10"/>
      <text:p text:style-name="P4"><text:soft-page-break/>Backup the files using Tar and Gzip</text:p>
      <text:p text:style-name="P10">There are a couple of different compression file formats. <text:s/>We are going to first create a .tar.gz file. <text:s/>Run the following command to create the achieve:</text:p>
      <text:p text:style-name="P10"/>
      <text:p text:style-name="Command">tar cvfz /data.tar.gz /data/</text:p>
      <text:p text:style-name="P10"/>
      <text:p text:style-name="P10">This should display the file names as the file system is backed up.</text:p>
      <text:p text:style-name="P10"/>
      <text:p text:style-name="P4">Backup the files using Tar and Bzip2</text:p>
      <text:p text:style-name="P10">The Bzip2 compression algorithm is newer then Gzip and is supposed to get better compression. <text:s/>Run the following command to create the archive:</text:p>
      <text:p text:style-name="P10"/>
      <text:p text:style-name="Command">tar cvjpf /data.tar.bz2 /data/</text:p>
      <text:p text:style-name="P10"/>
      <text:p text:style-name="P10">This should also display the file names as the file system is backed up.</text:p>
      <text:p text:style-name="P10"/>
      <text:p text:style-name="P4">Reformat the File System</text:p>
      <text:p text:style-name="P10">Once again, unmount the /data file system. <text:s/>This time we are going to convert the file system to a new file system by reformatting it. <text:s/>Either of the following command should work to reformat it to XFS, just replace DEVICE with the name of the device you discovered earlier.</text:p>
      <text:p text:style-name="P10"/>
      <text:p text:style-name="Command">mkfs.xfs -<text:span text:style-name="T6">f </text:span>DEVICE</text:p>
      <text:p text:style-name="P10"/>
      <text:p text:style-name="Command">mkfs -t xfs -<text:span text:style-name="T6">f </text:span>DEVICE</text:p>
      <text:p text:style-name="P10"/>
      <text:p text:style-name="P10">After the file system has been reformatted, take a screen print to show the reformatting dialog. <text:s/>Paste the screen print below.</text:p>
      <text:p text:style-name="P10"/>
      <text:p text:style-name="P5">&lt;Replace with screen print of formatting the /data device to XFS (3 points)&gt;</text:p>
      <text:p text:style-name="P10"/>
      <text:p text:style-name="P4">Remount and Restore the File System</text:p>
      <text:p text:style-name="P12">Change the line in the /etc/fstab file for the /data file system to list it as XFS instead of Ext2 or Ext3. <text:s/>You should have some examples in the /etc/fstab file already. <text:s/><text:span text:style-name="T7">Additionally, you will need to also change the UUID part to list the device (if it does not already list the device) that contains the /data file system.</text:span></text:p>
      <text:p text:style-name="P12"/>
      <text:p text:style-name="Command">nano -<text:span text:style-name="T8">w </text:span>/etc/fstab</text:p>
      <text:p text:style-name="P12"/>
      <text:p text:style-name="P12">Mount the file system using the following command. <text:s/>As long as you have the correct line in the /etc/fstab file the command will work.</text:p>
      <text:p text:style-name="P12"/>
      <text:p text:style-name="Command">mount /data</text:p>
      <text:p text:style-name="P12"/>
      <text:p text:style-name="P12">Restore the contents of the /data file system using one of the following commands:</text:p>
      <text:p text:style-name="P12"/>
      <text:p text:style-name="P17">cd /</text:p>
      <text:p text:style-name="Command">tar xvfz /data.tar.gz</text:p>
      <text:p text:style-name="P12"/>
      <text:p text:style-name="P17">cd /</text:p>
      <text:p text:style-name="P18">tar xvjpf /data.tar.bz2</text:p>
      <text:p text:style-name="P12"><text:soft-page-break/></text:p>
      <text:p text:style-name="P12">After the files have been restored, we want to verify they were put back there correctly. <text:s/>Use the following command to list the files in the /data directory:</text:p>
      <text:p text:style-name="P12"/>
      <text:p text:style-name="Command">ls -al /data/</text:p>
      <text:p text:style-name="P12"/>
      <text:p text:style-name="P12">Take a screen print showing that the files were properly restored to their correct location. <text:s/>Paste the screen print below.</text:p>
      <text:p text:style-name="P12"/>
      <text:p text:style-name="P6">&lt;Replace with screen print showing /data/ directory listing (3 points)&gt;</text:p>
      <text:p text:style-name="P1"/>
      <text:p text:style-name="P1">Part 3 – Upload to Moodle</text:p>
      <text:p text:style-name="Standard"/>
      <text:p text:style-name="Standard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mmand" style:family="paragraph" style:parent-style-name="Preformatted_20_Text" style:next-style-name="Text_20_body" style:master-page-name="">
      <loext:graphic-properties draw:fill="solid" draw:fill-color="#eeeeee" draw:opacity="100%"/>
      <style:paragraph-properties fo:margin-left="0.2in" fo:margin-right="0in" fo:text-indent="0in" style:auto-text-indent="false" style:page-number="auto" fo:background-color="#eeeeee" fo:padding="0.0201in" fo:border="0.06pt solid #000000" style:shadow="none">
        <style:tab-stops/>
      </style:paragraph-properties>
      <style:text-properties fo:font-size="9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0-15T11:22:01.813000000</dc:date>
    <meta:editing-duration>PT3H25M16S</meta:editing-duration>
    <meta:editing-cycles>14</meta:editing-cycles>
    <meta:generator>LibreOffice/5.0.2.2$Windows_x86 LibreOffice_project/37b43f919e4de5eeaca9b9755ed688758a8251fe</meta:generator>
    <meta:document-statistic meta:table-count="0" meta:image-count="0" meta:object-count="0" meta:page-count="5" meta:paragraph-count="105" meta:word-count="1499" meta:character-count="8183" meta:non-whitespace-character-count="6780"/>
  </office:meta>
</office:document-meta>
</file>